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//</text:span><text:span text:style-name="T1_2">Timer</text:span><text:span text:style-name="T1_3"><text:s/></text:span><text:span text:style-name="T1_4">interrupt</text:span><text:span text:style-name="T1_5"><text:s/></text:span><text:span text:style-name="T1_6">Test</text:span><text:span text:style-name="T1_7"><text:s/></text:span><text:span text:style-name="T1_8">trial</text:span></text:p>
      <text:p text:style-name="P2"><text:span text:style-name="T2_1">//</text:span><text:span text:style-name="T2_2">Jeididah</text:span><text:span text:style-name="T2_3"><text:s/></text:span><text:span text:style-name="T2_4">Oyeyemi</text:span></text:p>
      <text:p text:style-name="P3"><text:span text:style-name="T3_1">//</text:span><text:span text:style-name="T3_2">june</text:span><text:span text:style-name="T3_3"><text:s/>29<text:s/>2013</text:span></text:p>
      <text:p text:style-name="P4"><text:span text:style-name="T4_1">#</text:span><text:span text:style-name="T4_2">include</text:span><text:span text:style-name="T4_3"><text:s/>&lt;</text:span><text:span text:style-name="T4_4">SPI</text:span><text:span text:style-name="T4_5">.</text:span><text:span text:style-name="T4_6">h</text:span><text:span text:style-name="T4_7">&gt;</text:span></text:p>
      <text:p text:style-name="P5"><text:span text:style-name="T5_1">#</text:span><text:span text:style-name="T5_2">include</text:span><text:span text:style-name="T5_3"><text:s/>&lt;</text:span><text:span text:style-name="T5_4">RADIO</text:span><text:span text:style-name="T5_5">.</text:span><text:span text:style-name="T5_6">h</text:span><text:span text:style-name="T5_7">&gt;</text:span></text:p>
      <text:p text:style-name="P6"><text:span text:style-name="T6_1"><text:s/></text:span></text:p>
      <text:p text:style-name="P7"><text:span text:style-name="T7_1">int</text:span><text:span text:style-name="T7_2"><text:s/></text:span><text:span text:style-name="T7_3">sensorValue</text:span><text:span text:style-name="T7_4"><text:s/>=<text:s/>0;<text:s text:c="2"/>//<text:s/></text:span><text:span text:style-name="T7_5">variable</text:span><text:span text:style-name="T7_6"><text:s/></text:span><text:span text:style-name="T7_7">to</text:span><text:span text:style-name="T7_8"><text:s/></text:span><text:span text:style-name="T7_9">store</text:span><text:span text:style-name="T7_10"><text:s/></text:span><text:span text:style-name="T7_11">the</text:span><text:span text:style-name="T7_12"><text:s/></text:span><text:span text:style-name="T7_13">value</text:span><text:span text:style-name="T7_14"><text:s/></text:span><text:span text:style-name="T7_15">coming</text:span><text:span text:style-name="T7_16"><text:s/></text:span><text:span text:style-name="T7_17">from</text:span><text:span text:style-name="T7_18"><text:s/></text:span><text:span text:style-name="T7_19">the</text:span><text:span text:style-name="T7_20"><text:s/></text:span><text:span text:style-name="T7_21">sensor</text:span></text:p>
      <text:p text:style-name="P8"><text:span text:style-name="T8_1">int</text:span><text:span text:style-name="T8_2"><text:s/></text:span><text:span text:style-name="T8_3">mode</text:span><text:span text:style-name="T8_4">;//</text:span></text:p>
      <text:p text:style-name="P9"><text:span text:style-name="T9_1">int</text:span><text:span text:style-name="T9_2"><text:s text:c="2"/></text:span><text:span text:style-name="T9_3">Speed</text:span><text:span text:style-name="T9_4">=5000;</text:span></text:p>
      <text:p text:style-name="P10"><text:span text:style-name="T10_1">void</text:span><text:span text:style-name="T10_2"><text:s/></text:span><text:span text:style-name="T10_3">RegConfigPrint</text:span><text:span text:style-name="T10_4">();</text:span></text:p>
      <text:p text:style-name="P11"><text:span text:style-name="T11_1">//</text:span><text:span text:style-name="T11_2">innitializing</text:span><text:span text:style-name="T11_3"><text:s/></text:span><text:span text:style-name="T11_4">all</text:span><text:span text:style-name="T11_5"><text:s/></text:span><text:span text:style-name="T11_6">buffers</text:span></text:p>
      <text:p text:style-name="P12"><text:span text:style-name="T12_1">byte</text:span><text:span text:style-name="T12_2"><text:s/></text:span><text:span text:style-name="T12_3">RegBuffer</text:span><text:span text:style-name="T12_4">[50]={0};</text:span></text:p>
      <text:p text:style-name="P13"><text:span text:style-name="T13_1">byte</text:span><text:span text:style-name="T13_2"><text:s/></text:span><text:span text:style-name="T13_3">TX</text:span><text:span text:style-name="T13_4">_</text:span><text:span text:style-name="T13_5">Buffer</text:span><text:span text:style-name="T13_6">[10]={0};</text:span></text:p>
      <text:p text:style-name="P14"><text:span text:style-name="T14_1">byte</text:span><text:span text:style-name="T14_2"><text:s/></text:span><text:span text:style-name="T14_3">RX</text:span><text:span text:style-name="T14_4">_</text:span><text:span text:style-name="T14_5">Buffer</text:span><text:span text:style-name="T14_6">[10]={0};</text:span></text:p>
      <text:p text:style-name="P15"><text:span text:style-name="T15_1">byte</text:span><text:span text:style-name="T15_2"><text:s/></text:span><text:span text:style-name="T15_3">i</text:span><text:span text:style-name="T15_4">,</text:span><text:span text:style-name="T15_5">length</text:span><text:span text:style-name="T15_6">;</text:span></text:p>
      <text:p text:style-name="P16"><text:span text:style-name="T16_1">void</text:span><text:span text:style-name="T16_2"><text:s/></text:span><text:span text:style-name="T16_3">setup</text:span><text:span text:style-name="T16_4"><text:s/>(</text:span><text:span text:style-name="T16_5">void</text:span><text:span text:style-name="T16_6">)</text:span></text:p>
      <text:p text:style-name="P17"><text:span text:style-name="T17_1">{</text:span></text:p>
      <text:p text:style-name="P18"><text:span text:style-name="T18_1">mode</text:span><text:span text:style-name="T18_2">=0;</text:span></text:p>
      <text:p text:style-name="P19"/>
      <text:p text:style-name="P20"><text:span text:style-name="T20_1">Serial</text:span><text:span text:style-name="T20_2">.</text:span><text:span text:style-name="T20_3">begin</text:span><text:span text:style-name="T20_4"><text:s/>(9600);</text:span></text:p>
      <text:p text:style-name="P21"><text:span text:style-name="T21_1">//</text:span><text:span text:style-name="T21_2">Serial</text:span><text:span text:style-name="T21_3">.</text:span><text:span text:style-name="T21_4">flush</text:span><text:span text:style-name="T21_5">();</text:span></text:p>
      <text:p text:style-name="P22"><text:span text:style-name="T22_1">//</text:span><text:span text:style-name="T22_2">Serial</text:span><text:span text:style-name="T22_3">.</text:span><text:span text:style-name="T22_4">print</text:span><text:span text:style-name="T22_5">("</text:span><text:span text:style-name="T22_6">set</text:span><text:span text:style-name="T22_7"><text:s/></text:span><text:span text:style-name="T22_8">up</text:span><text:span text:style-name="T22_9">");</text:span></text:p>
      <text:p text:style-name="P23"><text:span text:style-name="T23_1">setSPI</text:span><text:span text:style-name="T23_2">();</text:span></text:p>
      <text:p text:style-name="P24"><text:span text:style-name="T24_1">setInterrupt</text:span><text:span text:style-name="T24_2">1();</text:span></text:p>
      <text:p text:style-name="P25"><text:span text:style-name="T25_1">}</text:span></text:p>
      <text:p text:style-name="P26"><text:span text:style-name="T26_1">void</text:span><text:span text:style-name="T26_2"><text:s/></text:span><text:span text:style-name="T26_3">loop</text:span><text:span text:style-name="T26_4">(</text:span><text:span text:style-name="T26_5">void</text:span><text:span text:style-name="T26_6">){</text:span></text:p>
      <text:p text:style-name="P27"><text:span text:style-name="T27_1">//<text:s/></text:span><text:span text:style-name="T27_2">Serial</text:span><text:span text:style-name="T27_3">.</text:span><text:span text:style-name="T27_4">flush</text:span><text:span text:style-name="T27_5">();</text:span></text:p>
      <text:p text:style-name="P28"><text:span text:style-name="T28_1">while</text:span><text:span text:style-name="T28_2"><text:s/>(</text:span><text:span text:style-name="T28_3">mode</text:span><text:span text:style-name="T28_4"><text:s/>!=7){</text:span></text:p>
      <text:p text:style-name="P29"><text:span text:style-name="T29_1"><text:s text:c="2"/></text:span></text:p>
      <text:p text:style-name="P30"><text:span text:style-name="T30_1"><text:s/></text:span><text:span text:style-name="T30_2">Serial</text:span><text:span text:style-name="T30_3">.</text:span><text:span text:style-name="T30_4">println</text:span><text:span text:style-name="T30_5">("</text:span><text:span text:style-name="T30_6">frame</text:span><text:span text:style-name="T30_7"><text:s/></text:span><text:span text:style-name="T30_8">start</text:span><text:span text:style-name="T30_9">");</text:span></text:p>
      <text:p text:style-name="P31"><text:span text:style-name="T31_1">unsigned</text:span><text:span text:style-name="T31_2"><text:s/></text:span><text:span text:style-name="T31_3">long</text:span><text:span text:style-name="T31_4"><text:s/></text:span><text:span text:style-name="T31_5">start</text:span><text:span text:style-name="T31_6">=</text:span><text:span text:style-name="T31_7">millis</text:span><text:span text:style-name="T31_8">();</text:span></text:p>
      <text:p text:style-name="P32"><text:span text:style-name="T32_1">delay</text:span><text:span text:style-name="T32_2">(2000);</text:span></text:p>
      <text:p text:style-name="P33"><text:span text:style-name="T33_1">unsigned</text:span><text:span text:style-name="T33_2"><text:s/></text:span><text:span text:style-name="T33_3">int</text:span><text:span text:style-name="T33_4"><text:s/></text:span><text:span text:style-name="T33_5">count</text:span><text:span text:style-name="T33_6"><text:s/>=<text:s/></text:span><text:span text:style-name="T33_7">millis</text:span><text:span text:style-name="T33_8">()-</text:span><text:span text:style-name="T33_9">start</text:span><text:span text:style-name="T33_10">;</text:span></text:p>
      <text:p text:style-name="P34"><text:span text:style-name="T34_1">Serial</text:span><text:span text:style-name="T34_2">.</text:span><text:span text:style-name="T34_3">print</text:span><text:span text:style-name="T34_4">(</text:span><text:span text:style-name="T34_5">count</text:span><text:span text:style-name="T34_6">);</text:span></text:p>
      <text:p text:style-name="P35"><text:span text:style-name="T35_1"><text:s/></text:span><text:span text:style-name="T35_2">Serial</text:span><text:span text:style-name="T35_3">.</text:span><text:span text:style-name="T35_4">println</text:span><text:span text:style-name="T35_5">("</text:span><text:span text:style-name="T35_6">frame</text:span><text:span text:style-name="T35_7"><text:s/></text:span><text:span text:style-name="T35_8">end</text:span><text:span text:style-name="T35_9">");</text:span></text:p>
      <text:p text:style-name="P36"><text:span text:style-name="T36_1">}}</text:span></text:p>
      <text:p text:style-name="P37"/>
      <text:p text:style-name="P38"><text:span text:style-name="T38_1">void</text:span><text:span text:style-name="T38_2"><text:s/></text:span><text:span text:style-name="T38_3">setSPI</text:span><text:span text:style-name="T38_4">(</text:span><text:span text:style-name="T38_5">void</text:span><text:span text:style-name="T38_6">)</text:span></text:p>
      <text:p text:style-name="P39"><text:span text:style-name="T39_1">{</text:span></text:p>
      <text:p text:style-name="P40"><text:span text:style-name="T40_1"><text:s text:c="3"/></text:span><text:span text:style-name="T40_2">SPI</text:span><text:span text:style-name="T40_3">.</text:span><text:span text:style-name="T40_4">begin</text:span><text:span text:style-name="T40_5"><text:s/>();</text:span></text:p>
      <text:p text:style-name="P41"><text:span text:style-name="T41_1"><text:s text:c="3"/></text:span><text:span text:style-name="T41_2">SPI</text:span><text:span text:style-name="T41_3">.</text:span><text:span text:style-name="T41_4">setClockDivider</text:span><text:span text:style-name="T41_5">(</text:span><text:span text:style-name="T41_6">SPI</text:span><text:span text:style-name="T41_7">_</text:span><text:span text:style-name="T41_8">CLOCK</text:span><text:span text:style-name="T41_9">_</text:span><text:span text:style-name="T41_10">DIV</text:span><text:span text:style-name="T41_11">4);<text:s text:c="3"/></text:span></text:p>
      <text:p text:style-name="P42"><text:span text:style-name="T42_1"><text:s text:c="3"/></text:span><text:span text:style-name="T42_2">SPI</text:span><text:span text:style-name="T42_3">.</text:span><text:span text:style-name="T42_4">setBitOrder</text:span><text:span text:style-name="T42_5">(</text:span><text:span text:style-name="T42_6">MSBFIRST</text:span><text:span text:style-name="T42_7">);<text:s text:c="3"/></text:span></text:p>
      <text:p text:style-name="P43"><text:span text:style-name="T43_1"><text:s text:c="3"/></text:span><text:span text:style-name="T43_2">SPI</text:span><text:span text:style-name="T43_3">.</text:span><text:span text:style-name="T43_4">setDataMode</text:span><text:span text:style-name="T43_5">(</text:span><text:span text:style-name="T43_6">SPI</text:span><text:span text:style-name="T43_7">_</text:span><text:span text:style-name="T43_8">MODE</text:span><text:span text:style-name="T43_9">0)<text:s/>;</text:span></text:p>
      <text:p text:style-name="P44"/>
      <text:p text:style-name="P45"><text:span text:style-name="T45_1">}</text:span></text:p>
      <text:p text:style-name="P46"/>
      <text:p text:style-name="P47"><text:span text:style-name="T47_1">ISR</text:span><text:span text:style-name="T47_2">(</text:span><text:span text:style-name="T47_3">TIMER</text:span><text:span text:style-name="T47_4">1_</text:span><text:span text:style-name="T47_5">COMPA</text:span><text:span text:style-name="T47_6">_</text:span><text:span text:style-name="T47_7">vect</text:span><text:span text:style-name="T47_8">)//</text:span><text:span text:style-name="T47_9">first</text:span><text:span text:style-name="T47_10"><text:s/></text:span><text:span text:style-name="T47_11">timer</text:span><text:span text:style-name="T47_12"><text:s/></text:span><text:span text:style-name="T47_13">interrupt</text:span></text:p>
      <text:p text:style-name="P48"><text:span text:style-name="T48_1">{//</text:span><text:span text:style-name="T48_2">Serial</text:span><text:span text:style-name="T48_3">.</text:span><text:span text:style-name="T48_4">flush</text:span><text:span text:style-name="T48_5">();</text:span></text:p>
      <text:p text:style-name="P49"><text:span text:style-name="T49_1"><text:s text:c="2"/>//</text:span><text:span text:style-name="T49_2">Serial</text:span><text:span text:style-name="T49_3">.</text:span><text:span text:style-name="T49_4">println</text:span><text:span text:style-name="T49_5">("</text:span><text:span text:style-name="T49_6">work</text:span><text:span text:style-name="T49_7">?");<text:s/></text:span></text:p>
      <text:p text:style-name="P50"><text:span text:style-name="T50_1">if</text:span><text:span text:style-name="T50_2">(</text:span><text:span text:style-name="T50_3">mode</text:span><text:span text:style-name="T50_4">==0)//</text:span><text:span text:style-name="T50_5">transmit</text:span><text:span text:style-name="T50_6"><text:s/></text:span><text:span text:style-name="T50_7">mode</text:span></text:p>
      <text:p text:style-name="P51"><text:span text:style-name="T51_1">{<text:s/></text:span><text:span text:style-name="T51_2">Speed</text:span><text:span text:style-name="T51_3">=7000;</text:span></text:p>
      <text:p text:style-name="P52"><text:span text:style-name="T52_1"><text:s text:c="2"/>//</text:span><text:span text:style-name="T52_2">long</text:span><text:span text:style-name="T52_3"><text:s/></text:span><text:span text:style-name="T52_4">start</text:span><text:span text:style-name="T52_5">=</text:span><text:span text:style-name="T52_6">millis</text:span><text:span text:style-name="T52_7">();</text:span></text:p>
      <text:p text:style-name="P53"><text:span text:style-name="T53_1"><text:s/>//<text:s/></text:span><text:span text:style-name="T53_2">long</text:span><text:span text:style-name="T53_3"><text:s/></text:span><text:span text:style-name="T53_4">count</text:span><text:span text:style-name="T53_5">=0;</text:span></text:p>
      <text:p text:style-name="P54"><text:span text:style-name="T54_1"><text:s text:c="2"/></text:span><text:span text:style-name="T54_2">setTX</text:span><text:span text:style-name="T54_3">();//</text:span><text:span text:style-name="T54_4">switching</text:span><text:span text:style-name="T54_5"><text:s/></text:span><text:span text:style-name="T54_6">to</text:span><text:span text:style-name="T54_7"><text:s/></text:span><text:span text:style-name="T54_8">transmit</text:span><text:span text:style-name="T54_9"><text:s/></text:span><text:span text:style-name="T54_10">mode</text:span></text:p>
      <text:p text:style-name="P55"><text:span text:style-name="T55_1"><text:s text:c="2"/></text:span><text:span text:style-name="T55_2">TX</text:span><text:span text:style-name="T55_3">_</text:span><text:span text:style-name="T55_4">Buffer</text:span><text:span text:style-name="T55_5">[1]=</text:span><text:span text:style-name="T55_6">TX</text:span><text:span text:style-name="T55_7">_</text:span><text:span text:style-name="T55_8">Buffer</text:span><text:span text:style-name="T55_9">[1]+1;</text:span></text:p>
      <text:p text:style-name="P56"><text:span text:style-name="T56_1"><text:s text:c="2"/></text:span><text:span text:style-name="T56_2">TX</text:span><text:span text:style-name="T56_3">_</text:span><text:span text:style-name="T56_4">Buffer</text:span><text:span text:style-name="T56_5">[2]=</text:span><text:span text:style-name="T56_6">TX</text:span><text:span text:style-name="T56_7">_</text:span><text:span text:style-name="T56_8">Buffer</text:span><text:span text:style-name="T56_9">[2]+2;</text:span></text:p>
      <text:p text:style-name="P57"><text:span text:style-name="T57_1"><text:s text:c="2"/></text:span><text:span text:style-name="T57_2">TX</text:span><text:span text:style-name="T57_3">_</text:span><text:span text:style-name="T57_4">Buffer</text:span><text:span text:style-name="T57_5">[3]=3;</text:span></text:p>
      <text:p text:style-name="P58"><text:span text:style-name="T58_1"><text:s text:c="2"/></text:span><text:span text:style-name="T58_2">TX</text:span><text:span text:style-name="T58_3">_</text:span><text:span text:style-name="T58_4">Buffer</text:span><text:span text:style-name="T58_5">[4]=4;</text:span></text:p>
      <text:p text:style-name="P59"><text:span text:style-name="T59_1"><text:s text:c="2"/></text:span><text:span text:style-name="T59_2">TX</text:span><text:span text:style-name="T59_3">_</text:span><text:span text:style-name="T59_4">Buffer</text:span><text:span text:style-name="T59_5">[5]=5;</text:span></text:p>
      <text:p text:style-name="P60"><text:span text:style-name="T60_1"><text:s text:c="2"/></text:span><text:span text:style-name="T60_2">TX</text:span><text:span text:style-name="T60_3">_</text:span><text:span text:style-name="T60_4">Buffer</text:span><text:span text:style-name="T60_5">[6]=6+</text:span><text:span text:style-name="T60_6">TX</text:span><text:span text:style-name="T60_7">_</text:span><text:span text:style-name="T60_8">Buffer</text:span><text:span text:style-name="T60_9">[1];</text:span></text:p>
      <text:p text:style-name="P61"><text:span text:style-name="T61_1"><text:s text:c="2"/></text:span><text:span text:style-name="T61_2">CC</text:span><text:span text:style-name="T61_3">110</text:span><text:span text:style-name="T61_4">L</text:span><text:span text:style-name="T61_5">.</text:span><text:span text:style-name="T61_6">SendData</text:span><text:span text:style-name="T61_7">(</text:span><text:span text:style-name="T61_8">TX</text:span><text:span text:style-name="T61_9">_</text:span><text:span text:style-name="T61_10">Buffer</text:span><text:span text:style-name="T61_11">,61);</text:span></text:p>
      <text:p text:style-name="P62"><text:span text:style-name="T62_1"><text:s text:c="2"/></text:span><text:span text:style-name="T62_2">Serial</text:span><text:span text:style-name="T62_3">.</text:span><text:span text:style-name="T62_4">println</text:span><text:span text:style-name="T62_5">("</text:span><text:span text:style-name="T62_6">mode</text:span><text:span text:style-name="T62_7">0");</text:span></text:p>
      <text:p text:style-name="P63"><text:span text:style-name="T63_1"><text:s/>//<text:s/></text:span><text:span text:style-name="T63_2">count</text:span><text:span text:style-name="T63_3">=</text:span><text:span text:style-name="T63_4">millis</text:span><text:span text:style-name="T63_5">()-</text:span><text:span text:style-name="T63_6">start</text:span><text:span text:style-name="T63_7">;//<text:s/></text:span><text:span text:style-name="T63_8">calculating</text:span><text:span text:style-name="T63_9"><text:s/></text:span><text:span text:style-name="T63_10">the</text:span><text:span text:style-name="T63_11"><text:s/></text:span><text:span text:style-name="T63_12">time</text:span><text:span text:style-name="T63_13"><text:s/></text:span><text:span text:style-name="T63_14">that</text:span><text:span text:style-name="T63_15"><text:s/></text:span><text:span text:style-name="T63_16">haspassed</text:span><text:span text:style-name="T63_17"><text:s/></text:span><text:span text:style-name="T63_18">by</text:span></text:p>
      <text:p text:style-name="P64"><text:span text:style-name="T64_1"><text:s text:c="2"/></text:span><text:span text:style-name="T64_2">Speed</text:span><text:span text:style-name="T64_3">=7812;//-</text:span><text:span text:style-name="T64_4">count</text:span><text:span text:style-name="T64_5">*7812/500;</text:span></text:p>
      <text:p text:style-name="P65"><text:span text:style-name="T65_1"><text:s text:c="2"/></text:span><text:span text:style-name="T65_2">mode</text:span><text:span text:style-name="T65_3">=1;</text:span></text:p>
      <text:p text:style-name="P66"><text:span text:style-name="T66_1"><text:s/></text:span></text:p>
      <text:p text:style-name="P67"><text:span text:style-name="T67_1">}</text:span></text:p>
      <text:p text:style-name="P68"><text:span text:style-name="T68_1">else</text:span><text:span text:style-name="T68_2">{//</text:span><text:span text:style-name="T68_3">recieve</text:span><text:span text:style-name="T68_4"><text:s/></text:span><text:span text:style-name="T68_5">mode</text:span></text:p>
      <text:p text:style-name="P69"><text:span text:style-name="T69_1">//</text:span></text:p>
      <text:p text:style-name="P70"><text:span text:style-name="T70_1">Serial</text:span><text:span text:style-name="T70_2">.</text:span><text:span text:style-name="T70_3">println</text:span><text:span text:style-name="T70_4">("</text:span><text:span text:style-name="T70_5">mode</text:span><text:span text:style-name="T70_6">1");</text:span></text:p>
      <text:p text:style-name="P71"><text:span text:style-name="T71_1">setRX</text:span><text:span text:style-name="T71_2">();//</text:span><text:span text:style-name="T71_3">switching</text:span><text:span text:style-name="T71_4"><text:s/></text:span><text:span text:style-name="T71_5">to</text:span><text:span text:style-name="T71_6"><text:s/></text:span><text:span text:style-name="T71_7">reieve</text:span><text:span text:style-name="T71_8"><text:s/></text:span><text:span text:style-name="T71_9">mode</text:span></text:p>
      <text:p text:style-name="P72"><text:span text:style-name="T72_1">//</text:span><text:span text:style-name="T72_2">unsigned</text:span><text:span text:style-name="T72_3"><text:s/></text:span><text:span text:style-name="T72_4">long</text:span><text:span text:style-name="T72_5"><text:s/></text:span><text:span text:style-name="T72_6">start</text:span><text:span text:style-name="T72_7">=</text:span><text:span text:style-name="T72_8">millis</text:span><text:span text:style-name="T72_9">();</text:span></text:p>
      <text:p text:style-name="P73"><text:span text:style-name="T73_1">int</text:span><text:span text:style-name="T73_2"><text:s/></text:span><text:span text:style-name="T73_3">rec</text:span><text:span text:style-name="T73_4">=0;</text:span></text:p>
      <text:p text:style-name="P74"><text:span text:style-name="T74_1">int</text:span><text:span text:style-name="T74_2"><text:s/></text:span><text:span text:style-name="T74_3">count</text:span><text:span text:style-name="T74_4">=0;</text:span></text:p>
      <text:p text:style-name="P75"><text:span text:style-name="T75_1">while</text:span><text:span text:style-name="T75_2"><text:s/>(</text:span><text:span text:style-name="T75_3">count</text:span><text:span text:style-name="T75_4">&lt;10000)</text:span></text:p>
      <text:p text:style-name="P76"><text:span text:style-name="T76_1">{<text:s text:c="2"/>//</text:span><text:span text:style-name="T76_2">Serial</text:span><text:span text:style-name="T76_3">.</text:span><text:span text:style-name="T76_4">println</text:span><text:span text:style-name="T76_5">("</text:span><text:span text:style-name="T76_6">stuck</text:span><text:span text:style-name="T76_7">?");<text:s/></text:span></text:p>
      <text:p text:style-name="P77"><text:span text:style-name="T77_1"><text:s/></text:span></text:p>
      <text:p text:style-name="P78"><text:span text:style-name="T78_1"><text:s text:c="3"/></text:span><text:span text:style-name="T78_2">if</text:span><text:span text:style-name="T78_3">(</text:span><text:span text:style-name="T78_4">CC</text:span><text:span text:style-name="T78_5">110</text:span><text:span text:style-name="T78_6">L</text:span><text:span text:style-name="T78_7">.</text:span><text:span text:style-name="T78_8">CheckReceiveFlag</text:span><text:span text:style-name="T78_9">())</text:span></text:p>
      <text:p text:style-name="P79"><text:span text:style-name="T79_1"><text:s/>{</text:span></text:p>
      <text:p text:style-name="P80"><text:span text:style-name="T80_1"><text:s text:c="3"/></text:span><text:span text:style-name="T80_2">int</text:span><text:span text:style-name="T80_3"><text:s text:c="2"/></text:span><text:span text:style-name="T80_4">size</text:span><text:span text:style-name="T80_5">=</text:span><text:span text:style-name="T80_6">CC</text:span><text:span text:style-name="T80_7">110</text:span><text:span text:style-name="T80_8">L</text:span><text:span text:style-name="T80_9">.</text:span><text:span text:style-name="T80_10">ReceiveData</text:span><text:span text:style-name="T80_11">(</text:span><text:span text:style-name="T80_12">RX</text:span><text:span text:style-name="T80_13">_</text:span><text:span text:style-name="T80_14">Buffer</text:span><text:span text:style-name="T80_15">);</text:span></text:p>
      <text:p text:style-name="P81"><text:span text:style-name="T81_1"><text:s/>//</text:span><text:span text:style-name="T81_2">Serial</text:span><text:span text:style-name="T81_3">.</text:span><text:span text:style-name="T81_4">println</text:span><text:span text:style-name="T81_5">(</text:span><text:span text:style-name="T81_6">size</text:span><text:span text:style-name="T81_7">);<text:s text:c="2"/></text:span></text:p>
      <text:p text:style-name="P82"><text:span text:style-name="T82_1"><text:s text:c="2"/></text:span><text:span text:style-name="T82_2">rec</text:span><text:span text:style-name="T82_3">=1;</text:span></text:p>
      <text:p text:style-name="P83"><text:span text:style-name="T83_1"><text:s text:c="2"/></text:span><text:span text:style-name="T83_2">break</text:span><text:span text:style-name="T83_3">;</text:span></text:p>
      <text:p text:style-name="P84"><text:span text:style-name="T84_1"><text:s/>}</text:span></text:p>
      <text:p text:style-name="P85"><text:span text:style-name="T85_1">//</text:span><text:span text:style-name="T85_2">count</text:span><text:span text:style-name="T85_3">=</text:span><text:span text:style-name="T85_4">millis</text:span><text:span text:style-name="T85_5">()-</text:span><text:span text:style-name="T85_6">start</text:span><text:span text:style-name="T85_7">;</text:span></text:p>
      <text:p text:style-name="P86"><text:span text:style-name="T86_1">count</text:span><text:span text:style-name="T86_2">++;</text:span></text:p>
      <text:p text:style-name="P87"><text:span text:style-name="T87_1">}</text:span></text:p>
      <text:p text:style-name="P88"><text:span text:style-name="T88_1">if</text:span><text:span text:style-name="T88_2">(</text:span><text:span text:style-name="T88_3">rec</text:span><text:span text:style-name="T88_4">==1){</text:span></text:p>
      <text:p text:style-name="P89"><text:span text:style-name="T89_1"><text:s/></text:span><text:span text:style-name="T89_2">for</text:span><text:span text:style-name="T89_3">(</text:span><text:span text:style-name="T89_4">i</text:span><text:span text:style-name="T89_5">=0;</text:span><text:span text:style-name="T89_6">i</text:span><text:span text:style-name="T89_7">&lt;10;</text:span><text:span text:style-name="T89_8">i</text:span><text:span text:style-name="T89_9">++)</text:span></text:p>
      <text:p text:style-name="P90"><text:span text:style-name="T90_1"><text:s text:c="3"/>{</text:span></text:p>
      <text:p text:style-name="P91"><text:span text:style-name="T91_1"><text:s text:c="6"/></text:span><text:span text:style-name="T91_2">Serial</text:span><text:span text:style-name="T91_3">.</text:span><text:span text:style-name="T91_4">print</text:span><text:span text:style-name="T91_5">(</text:span><text:span text:style-name="T91_6">RX</text:span><text:span text:style-name="T91_7">_</text:span><text:span text:style-name="T91_8">Buffer</text:span><text:span text:style-name="T91_9">[</text:span><text:span text:style-name="T91_10">i</text:span><text:span text:style-name="T91_11">],</text:span><text:span text:style-name="T91_12">DEC</text:span><text:span text:style-name="T91_13">);</text:span></text:p>
      <text:p text:style-name="P92"><text:span text:style-name="T92_1">//<text:s text:c="6"/></text:span><text:span text:style-name="T92_2">Serial</text:span><text:span text:style-name="T92_3">.</text:span><text:span text:style-name="T92_4">print</text:span><text:span text:style-name="T92_5">('<text:s/>',</text:span><text:span text:style-name="T92_6">BYTE</text:span><text:span text:style-name="T92_7">);</text:span></text:p>
      <text:p text:style-name="P93"><text:span text:style-name="T93_1"><text:s text:c="4"/>}</text:span></text:p>
      <text:p text:style-name="P94"><text:span text:style-name="T94_1"><text:s text:c="2"/>}</text:span></text:p>
      <text:p text:style-name="P95"/>
      <text:p text:style-name="P96"><text:span text:style-name="T96_1">mode</text:span><text:span text:style-name="T96_2">=0;</text:span></text:p>
      <text:p text:style-name="P97"><text:span text:style-name="T97_1">//</text:span><text:span text:style-name="T97_2">count</text:span><text:span text:style-name="T97_3">=</text:span><text:span text:style-name="T97_4">millis</text:span><text:span text:style-name="T97_5">()-</text:span><text:span text:style-name="T97_6">start</text:span><text:span text:style-name="T97_7">;//<text:s/></text:span><text:span text:style-name="T97_8">calculating</text:span><text:span text:style-name="T97_9"><text:s/></text:span><text:span text:style-name="T97_10">the</text:span><text:span text:style-name="T97_11"><text:s/></text:span><text:span text:style-name="T97_12">time</text:span><text:span text:style-name="T97_13"><text:s/></text:span><text:span text:style-name="T97_14">that</text:span><text:span text:style-name="T97_15"><text:s/></text:span><text:span text:style-name="T97_16">haspassed</text:span><text:span text:style-name="T97_17"><text:s/></text:span><text:span text:style-name="T97_18">by</text:span></text:p>
      <text:p text:style-name="P98"><text:span text:style-name="T98_1">Speed</text:span><text:span text:style-name="T98_2">=7812;//-</text:span><text:span text:style-name="T98_3">count</text:span><text:span text:style-name="T98_4">*7812/500;//</text:span><text:span text:style-name="T98_5">the</text:span><text:span text:style-name="T98_6"><text:s/></text:span><text:span text:style-name="T98_7">recieve</text:span><text:span text:style-name="T98_8"><text:s/></text:span><text:span text:style-name="T98_9">portion</text:span><text:span text:style-name="T98_10"><text:s/></text:span><text:span text:style-name="T98_11">has</text:span><text:span text:style-name="T98_12"><text:s/>500</text:span><text:span text:style-name="T98_13">ms</text:span><text:span text:style-name="T98_14"><text:s/></text:span><text:span text:style-name="T98_15">so</text:span><text:span text:style-name="T98_16"><text:s/></text:span><text:span text:style-name="T98_17">im</text:span><text:span text:style-name="T98_18"><text:s/></text:span><text:span text:style-name="T98_19">taking</text:span><text:span text:style-name="T98_20"><text:s/></text:span><text:span text:style-name="T98_21">the</text:span><text:span text:style-name="T98_22"><text:s/></text:span><text:span text:style-name="T98_23">alloted</text:span><text:span text:style-name="T98_24"><text:s/></text:span><text:span text:style-name="T98_25">time</text:span><text:span text:style-name="T98_26"><text:s/></text:span><text:span text:style-name="T98_27">nd</text:span><text:span text:style-name="T98_28"><text:s/></text:span><text:span text:style-name="T98_29">subtracting</text:span><text:span text:style-name="T98_30"><text:s/></text:span><text:span text:style-name="T98_31">the</text:span><text:span text:style-name="T98_32"><text:s/></text:span><text:span text:style-name="T98_33">time</text:span><text:span text:style-name="T98_34"><text:s/></text:span><text:span text:style-name="T98_35">that</text:span><text:span text:style-name="T98_36"><text:s/></text:span><text:span text:style-name="T98_37">passed</text:span><text:span text:style-name="T98_38"><text:s/></text:span><text:span text:style-name="T98_39">buy</text:span></text:p>
      <text:p text:style-name="P99"><text:span text:style-name="T99_1">}</text:span></text:p>
      <text:p text:style-name="P100"><text:span text:style-name="T100_1">//</text:span><text:span text:style-name="T100_2">Serial</text:span><text:span text:style-name="T100_3">.</text:span><text:span text:style-name="T100_4">println</text:span><text:span text:style-name="T100_5">("</text:span><text:span text:style-name="T100_6">reset</text:span><text:span text:style-name="T100_7">");</text:span></text:p>
      <text:p text:style-name="P101"/>
      <text:p text:style-name="P102"><text:span text:style-name="T102_1">//</text:span><text:span text:style-name="T102_2">Serial</text:span><text:span text:style-name="T102_3">.</text:span><text:span text:style-name="T102_4">println</text:span><text:span text:style-name="T102_5">(</text:span><text:span text:style-name="T102_6">mode</text:span><text:span text:style-name="T102_7">);</text:span></text:p>
      <text:p text:style-name="P103"><text:span text:style-name="T103_1">//</text:span><text:span text:style-name="T103_2">Serial</text:span><text:span text:style-name="T103_3">.</text:span><text:span text:style-name="T103_4">println</text:span><text:span text:style-name="T103_5">("</text:span><text:span text:style-name="T103_6">after</text:span><text:span text:style-name="T103_7">");</text:span></text:p>
      <text:p text:style-name="P104"><text:span text:style-name="T104_1">setInterrupt</text:span><text:span text:style-name="T104_2">1();//</text:span><text:span text:style-name="T104_3">resetting</text:span><text:span text:style-name="T104_4"><text:s/></text:span><text:span text:style-name="T104_5">the</text:span><text:span text:style-name="T104_6"><text:s/></text:span><text:span text:style-name="T104_7">next</text:span><text:span text:style-name="T104_8"><text:s/></text:span><text:span text:style-name="T104_9">interrupt</text:span></text:p>
      <text:p text:style-name="P105"><text:span text:style-name="T105_1">}</text:span></text:p>
      <text:p text:style-name="P106"/>
      <text:p text:style-name="P107"/>
      <text:p text:style-name="P108"><text:span text:style-name="T108_1">void</text:span><text:span text:style-name="T108_2"><text:s/></text:span><text:span text:style-name="T108_3">setInterrupt</text:span><text:span text:style-name="T108_4">1(</text:span><text:span text:style-name="T108_5">void</text:span><text:span text:style-name="T108_6">)//</text:span><text:span text:style-name="T108_7">sets</text:span><text:span text:style-name="T108_8"><text:s/></text:span><text:span text:style-name="T108_9">up</text:span><text:span text:style-name="T108_10"><text:s/></text:span><text:span text:style-name="T108_11">the</text:span><text:span text:style-name="T108_12"><text:s/></text:span><text:span text:style-name="T108_13">conditions</text:span><text:span text:style-name="T108_14"><text:s/></text:span><text:span text:style-name="T108_15">of</text:span><text:span text:style-name="T108_16"><text:s/></text:span><text:span text:style-name="T108_17">interrupt</text:span><text:span text:style-name="T108_18">1</text:span></text:p>
      <text:p text:style-name="P109"><text:span text:style-name="T109_1"><text:s/>{<text:s text:c="2"/></text:span><text:span text:style-name="T109_2">noInterrupts</text:span><text:span text:style-name="T109_3">();<text:s text:c="11"/>//<text:s/></text:span><text:span text:style-name="T109_4">disable</text:span><text:span text:style-name="T109_5"><text:s/></text:span><text:span text:style-name="T109_6">all</text:span><text:span text:style-name="T109_7"><text:s/></text:span><text:span text:style-name="T109_8">interrupts</text:span></text:p>
      <text:p text:style-name="P110"><text:span text:style-name="T110_1"><text:s text:c="3"/>//<text:s/></text:span><text:span text:style-name="T110_2">initialize</text:span><text:span text:style-name="T110_3"><text:s/></text:span><text:span text:style-name="T110_4">timer</text:span><text:span text:style-name="T110_5">1<text:s/></text:span></text:p>
      <text:p text:style-name="P111"><text:span text:style-name="T111_1">//<text:s text:c="2"/></text:span><text:span text:style-name="T111_2">Serial</text:span><text:span text:style-name="T111_3">.</text:span><text:span text:style-name="T111_4">print</text:span><text:span text:style-name="T111_5">("</text:span><text:span text:style-name="T111_6">set</text:span><text:span text:style-name="T111_7">");</text:span></text:p>
      <text:p text:style-name="P112"><text:span text:style-name="T112_1"><text:s text:c="2"/></text:span></text:p>
      <text:p text:style-name="P113"><text:span text:style-name="T113_1"><text:s/>//</text:span><text:span text:style-name="T113_2">setting</text:span><text:span text:style-name="T113_3"><text:s/></text:span><text:span text:style-name="T113_4">up</text:span><text:span text:style-name="T113_5"><text:s/></text:span><text:span text:style-name="T113_6">SPI</text:span><text:span text:style-name="T113_7"><text:s/></text:span></text:p>
      <text:p text:style-name="P114"><text:span text:style-name="T114_1"><text:s/></text:span></text:p>
      <text:p text:style-name="P115"><text:span text:style-name="T115_1"><text:s/>//</text:span><text:span text:style-name="T115_2">set</text:span><text:span text:style-name="T115_3"><text:s/></text:span><text:span text:style-name="T115_4">timer</text:span><text:span text:style-name="T115_5">1<text:s/></text:span><text:span text:style-name="T115_6">interrupt</text:span><text:span text:style-name="T115_7"><text:s/></text:span><text:span text:style-name="T115_8">at</text:span><text:span text:style-name="T115_9"><text:s/>1</text:span><text:span text:style-name="T115_10">Hz</text:span></text:p>
      <text:p text:style-name="P116"><text:span text:style-name="T116_1"><text:s text:c="2"/></text:span><text:span text:style-name="T116_2">TCCR</text:span><text:span text:style-name="T116_3">1</text:span><text:span text:style-name="T116_4">A</text:span><text:span text:style-name="T116_5"><text:s/>=<text:s/>0;//<text:s/></text:span><text:span text:style-name="T116_6">set</text:span><text:span text:style-name="T116_7"><text:s/></text:span><text:span text:style-name="T116_8">entire</text:span><text:span text:style-name="T116_9"><text:s/></text:span><text:span text:style-name="T116_10">TCCR</text:span><text:span text:style-name="T116_11">1</text:span><text:span text:style-name="T116_12">A</text:span><text:span text:style-name="T116_13"><text:s/></text:span><text:span text:style-name="T116_14">register</text:span><text:span text:style-name="T116_15"><text:s/></text:span><text:span text:style-name="T116_16">to</text:span><text:span text:style-name="T116_17"><text:s/>0</text:span></text:p>
      <text:p text:style-name="P117"><text:span text:style-name="T117_1"><text:s text:c="2"/></text:span><text:span text:style-name="T117_2">TCCR</text:span><text:span text:style-name="T117_3">1</text:span><text:span text:style-name="T117_4">B</text:span><text:span text:style-name="T117_5"><text:s/>=<text:s/>0;//<text:s/></text:span><text:span text:style-name="T117_6">same</text:span><text:span text:style-name="T117_7"><text:s/></text:span><text:span text:style-name="T117_8">for</text:span><text:span text:style-name="T117_9"><text:s/></text:span><text:span text:style-name="T117_10">TCCR</text:span><text:span text:style-name="T117_11">1</text:span><text:span text:style-name="T117_12">B</text:span></text:p>
      <text:p text:style-name="P118"><text:span text:style-name="T118_1"><text:s text:c="2"/></text:span><text:span text:style-name="T118_2">TCNT</text:span><text:span text:style-name="T118_3">1<text:s text:c="2"/>=<text:s/>0;//</text:span><text:span text:style-name="T118_4">initialize</text:span><text:span text:style-name="T118_5"><text:s/></text:span><text:span text:style-name="T118_6">counter</text:span><text:span text:style-name="T118_7"><text:s/></text:span><text:span text:style-name="T118_8">value</text:span><text:span text:style-name="T118_9"><text:s/></text:span><text:span text:style-name="T118_10">to</text:span><text:span text:style-name="T118_11"><text:s/>0</text:span></text:p>
      <text:p text:style-name="P119"><text:span text:style-name="T119_1"><text:s text:c="2"/>//<text:s/></text:span><text:span text:style-name="T119_2">set</text:span><text:span text:style-name="T119_3"><text:s/></text:span><text:span text:style-name="T119_4">compare</text:span><text:span text:style-name="T119_5"><text:s/></text:span><text:span text:style-name="T119_6">match</text:span><text:span text:style-name="T119_7"><text:s/></text:span><text:span text:style-name="T119_8">register</text:span><text:span text:style-name="T119_9"><text:s/></text:span><text:span text:style-name="T119_10">for</text:span><text:span text:style-name="T119_11"><text:s/>1</text:span><text:span text:style-name="T119_12">hz</text:span><text:span text:style-name="T119_13"><text:s/></text:span><text:span text:style-name="T119_14">increments</text:span></text:p>
      <text:p text:style-name="P120"/>
      <text:p text:style-name="P121"><text:span text:style-name="T121_1"><text:s text:c="2"/></text:span><text:span text:style-name="T121_2">OCR</text:span><text:span text:style-name="T121_3">1</text:span><text:span text:style-name="T121_4">A</text:span><text:span text:style-name="T121_5"><text:s/>=<text:s/></text:span><text:span text:style-name="T121_6">Speed</text:span><text:span text:style-name="T121_7">;//<text:s/>=<text:s/>(16*10^6)<text:s/>/<text:s/>(1*1024)<text:s/>-<text:s/>1<text:s/>(</text:span><text:span text:style-name="T121_8">must</text:span><text:span text:style-name="T121_9"><text:s/></text:span><text:span text:style-name="T121_10">be</text:span><text:span text:style-name="T121_11"><text:s/>&lt;65536)</text:span></text:p>
      <text:p text:style-name="P122"><text:span text:style-name="T122_1"><text:s text:c="2"/>//<text:s/></text:span><text:span text:style-name="T122_2">turn</text:span><text:span text:style-name="T122_3"><text:s/></text:span><text:span text:style-name="T122_4">on</text:span><text:span text:style-name="T122_5"><text:s/></text:span><text:span text:style-name="T122_6">CTC</text:span><text:span text:style-name="T122_7"><text:s/></text:span><text:span text:style-name="T122_8">mode</text:span></text:p>
      <text:p text:style-name="P123"><text:span text:style-name="T123_1"><text:s text:c="2"/></text:span><text:span text:style-name="T123_2">TCCR</text:span><text:span text:style-name="T123_3">1</text:span><text:span text:style-name="T123_4">B</text:span><text:span text:style-name="T123_5"><text:s/>|=<text:s/>(1<text:s/>&lt;&lt;<text:s/></text:span><text:span text:style-name="T123_6">WGM</text:span><text:span text:style-name="T123_7">12);</text:span></text:p>
      <text:p text:style-name="P124"><text:span text:style-name="T124_1"><text:s text:c="2"/>//<text:s/></text:span><text:span text:style-name="T124_2">Set</text:span><text:span text:style-name="T124_3"><text:s/></text:span><text:span text:style-name="T124_4">CS</text:span><text:span text:style-name="T124_5">10<text:s/></text:span><text:span text:style-name="T124_6">and</text:span><text:span text:style-name="T124_7"><text:s/></text:span><text:span text:style-name="T124_8">CS</text:span><text:span text:style-name="T124_9">12<text:s/></text:span><text:span text:style-name="T124_10">bits</text:span><text:span text:style-name="T124_11"><text:s/></text:span><text:span text:style-name="T124_12">for</text:span><text:span text:style-name="T124_13"><text:s/>1024<text:s/></text:span><text:span text:style-name="T124_14">prescaler</text:span></text:p>
      <text:p text:style-name="P125"><text:span text:style-name="T125_1"><text:s text:c="2"/></text:span><text:span text:style-name="T125_2">TCCR</text:span><text:span text:style-name="T125_3">1</text:span><text:span text:style-name="T125_4">B</text:span><text:span text:style-name="T125_5"><text:s/>|=<text:s/>(1<text:s/>&lt;&lt;<text:s/></text:span><text:span text:style-name="T125_6">CS</text:span><text:span text:style-name="T125_7">12)<text:s/>|<text:s/>(1<text:s/>&lt;&lt;<text:s/></text:span><text:span text:style-name="T125_8">CS</text:span><text:span text:style-name="T125_9">10);<text:s text:c="2"/></text:span></text:p>
      <text:p text:style-name="P126"><text:span text:style-name="T126_1"><text:s text:c="2"/>//<text:s/></text:span><text:span text:style-name="T126_2">enable</text:span><text:span text:style-name="T126_3"><text:s/></text:span><text:span text:style-name="T126_4">timer</text:span><text:span text:style-name="T126_5"><text:s/></text:span><text:span text:style-name="T126_6">compare</text:span><text:span text:style-name="T126_7"><text:s/></text:span><text:span text:style-name="T126_8">interrupt</text:span></text:p>
      <text:p text:style-name="P127"><text:span text:style-name="T127_1"><text:s text:c="2"/></text:span><text:span text:style-name="T127_2">TIMSK</text:span><text:span text:style-name="T127_3">1<text:s/>|=<text:s/>(1<text:s/>&lt;&lt;<text:s/></text:span><text:span text:style-name="T127_4">OCIE</text:span><text:span text:style-name="T127_5">1</text:span><text:span text:style-name="T127_6">A</text:span><text:span text:style-name="T127_7">);</text:span></text:p>
      <text:p text:style-name="P128"/>
      <text:p text:style-name="P129"><text:span text:style-name="T129_1"><text:s text:c="2"/></text:span><text:span text:style-name="T129_2">interrupts</text:span><text:span text:style-name="T129_3">();<text:s text:c="13"/>//<text:s/></text:span><text:span text:style-name="T129_4">enable</text:span><text:span text:style-name="T129_5"><text:s/></text:span><text:span text:style-name="T129_6">all</text:span><text:span text:style-name="T129_7"><text:s/></text:span><text:span text:style-name="T129_8">interrupts</text:span></text:p>
      <text:p text:style-name="P130"><text:span text:style-name="T130_1"><text:s text:c="2"/></text:span></text:p>
      <text:p text:style-name="P131"><text:span text:style-name="T131_1"><text:s text:c="6"/>}</text:span></text:p>
      <text:p text:style-name="P132"><text:span text:style-name="T132_1">void</text:span><text:span text:style-name="T132_2"><text:s/></text:span><text:span text:style-name="T132_3">setTX</text:span><text:span text:style-name="T132_4">(</text:span><text:span text:style-name="T132_5">void</text:span><text:span text:style-name="T132_6">)</text:span></text:p>
      <text:p text:style-name="P133"><text:span text:style-name="T133_1">{<text:s text:c="2"/></text:span></text:p>
      <text:p text:style-name="P134"/>
      <text:p text:style-name="P135"><text:span text:style-name="T135_1"><text:s text:c="2"/></text:span><text:span text:style-name="T135_2">CC</text:span><text:span text:style-name="T135_3">110</text:span><text:span text:style-name="T135_4">L</text:span><text:span text:style-name="T135_5">.</text:span><text:span text:style-name="T135_6">GDO</text:span><text:span text:style-name="T135_7">_</text:span><text:span text:style-name="T135_8">Set</text:span><text:span text:style-name="T135_9">();</text:span></text:p>
      <text:p text:style-name="P136"><text:span text:style-name="T136_1"><text:s text:c="2"/></text:span><text:span text:style-name="T136_2">CC</text:span><text:span text:style-name="T136_3">110</text:span><text:span text:style-name="T136_4">L</text:span><text:span text:style-name="T136_5">.</text:span><text:span text:style-name="T136_6">Reset</text:span><text:span text:style-name="T136_7">();</text:span></text:p>
      <text:p text:style-name="P137"><text:span text:style-name="T137_1"><text:s text:c="2"/></text:span><text:span text:style-name="T137_2">CC</text:span><text:span text:style-name="T137_3">110</text:span><text:span text:style-name="T137_4">L</text:span><text:span text:style-name="T137_5">.</text:span><text:span text:style-name="T137_6">RegConfig</text:span><text:span text:style-name="T137_7">();</text:span></text:p>
      <text:p text:style-name="P138"><text:span text:style-name="T138_1"><text:s text:c="2"/></text:span><text:span text:style-name="T138_2">CC</text:span><text:span text:style-name="T138_3">110</text:span><text:span text:style-name="T138_4">L</text:span><text:span text:style-name="T138_5">.</text:span><text:span text:style-name="T138_6">PATABLE</text:span><text:span text:style-name="T138_7">();</text:span></text:p>
      <text:p text:style-name="P139"/>
      <text:p text:style-name="P140"><text:span text:style-name="T140_1">//<text:s/></text:span><text:span text:style-name="T140_2">SpiWriteReg</text:span><text:span text:style-name="T140_3">(0</text:span><text:span text:style-name="T140_4">x</text:span><text:span text:style-name="T140_5">09,0</text:span><text:span text:style-name="T140_6">x</text:span><text:span text:style-name="T140_7">10);</text:span></text:p>
      <text:p text:style-name="P141"><text:span text:style-name="T141_1">//</text:span><text:span text:style-name="T141_2">CC</text:span><text:span text:style-name="T141_3">110</text:span><text:span text:style-name="T141_4">L</text:span><text:span text:style-name="T141_5">.</text:span><text:span text:style-name="T141_6">WriteSingleReg</text:span><text:span text:style-name="T141_7">(0</text:span><text:span text:style-name="T141_8">x</text:span><text:span text:style-name="T141_9">09,0</text:span><text:span text:style-name="T141_10">x</text:span><text:span text:style-name="T141_11">09);</text:span></text:p>
      <text:p text:style-name="P142"><text:span text:style-name="T142_1">//</text:span><text:span text:style-name="T142_2">CC</text:span><text:span text:style-name="T142_3">110</text:span><text:span text:style-name="T142_4">L</text:span><text:span text:style-name="T142_5">.</text:span><text:span text:style-name="T142_6">WriteSingleReg</text:span><text:span text:style-name="T142_7">(0</text:span><text:span text:style-name="T142_8">x</text:span><text:span text:style-name="T142_9">06,0</text:span><text:span text:style-name="T142_10">xC</text:span><text:span text:style-name="T142_11">9);</text:span></text:p>
      <text:p text:style-name="P143"><text:span text:style-name="T143_1">CC</text:span><text:span text:style-name="T143_2">110</text:span><text:span text:style-name="T143_3">L</text:span><text:span text:style-name="T143_4">.</text:span><text:span text:style-name="T143_5">ReadBurstReg</text:span><text:span text:style-name="T143_6">(0,</text:span><text:span text:style-name="T143_7">RegBuffer</text:span><text:span text:style-name="T143_8">,47);</text:span></text:p>
      <text:p text:style-name="P144"><text:span text:style-name="T144_1">for</text:span><text:span text:style-name="T144_2">(<text:s/></text:span><text:span text:style-name="T144_3">i</text:span><text:span text:style-name="T144_4">=0;</text:span><text:span text:style-name="T144_5">i</text:span><text:span text:style-name="T144_6">&lt;61;</text:span><text:span text:style-name="T144_7">i</text:span><text:span text:style-name="T144_8">++)</text:span></text:p>
      <text:p text:style-name="P145"><text:span text:style-name="T145_1"><text:s text:c="2"/>{</text:span></text:p>
      <text:p text:style-name="P146"><text:span text:style-name="T146_1"><text:s text:c="5"/></text:span><text:span text:style-name="T146_2">TX</text:span><text:span text:style-name="T146_3">_</text:span><text:span text:style-name="T146_4">Buffer</text:span><text:span text:style-name="T146_5">[</text:span><text:span text:style-name="T146_6">i</text:span><text:span text:style-name="T146_7">]=0;</text:span></text:p>
      <text:p text:style-name="P147"><text:span text:style-name="T147_1"><text:s text:c="2"/>}</text:span></text:p>
      <text:p text:style-name="P148"/>
      <text:p text:style-name="P149"><text:span text:style-name="T149_1">}</text:span></text:p>
      <text:p text:style-name="P150"><text:span text:style-name="T150_1">void</text:span><text:span text:style-name="T150_2"><text:s/></text:span><text:span text:style-name="T150_3">setRX</text:span><text:span text:style-name="T150_4">(</text:span><text:span text:style-name="T150_5">void</text:span><text:span text:style-name="T150_6">)</text:span></text:p>
      <text:p text:style-name="P151"><text:span text:style-name="T151_1">{<text:s text:c="3"/></text:span></text:p>
      <text:p text:style-name="P152"/>
      <text:p text:style-name="P153"><text:span text:style-name="T153_1"><text:s text:c="2"/></text:span><text:span text:style-name="T153_2">CC</text:span><text:span text:style-name="T153_3">110</text:span><text:span text:style-name="T153_4">L</text:span><text:span text:style-name="T153_5">.</text:span><text:span text:style-name="T153_6">GDO</text:span><text:span text:style-name="T153_7">_</text:span><text:span text:style-name="T153_8">Set</text:span><text:span text:style-name="T153_9">();</text:span></text:p>
      <text:p text:style-name="P154"><text:span text:style-name="T154_1"><text:s text:c="2"/></text:span><text:span text:style-name="T154_2">CC</text:span><text:span text:style-name="T154_3">110</text:span><text:span text:style-name="T154_4">L</text:span><text:span text:style-name="T154_5">.</text:span><text:span text:style-name="T154_6">Reset</text:span><text:span text:style-name="T154_7">();</text:span></text:p>
      <text:p text:style-name="P155"><text:span text:style-name="T155_1"><text:s text:c="2"/></text:span><text:span text:style-name="T155_2">CC</text:span><text:span text:style-name="T155_3">110</text:span><text:span text:style-name="T155_4">L</text:span><text:span text:style-name="T155_5">.</text:span><text:span text:style-name="T155_6">RegConfig</text:span><text:span text:style-name="T155_7">();</text:span></text:p>
      <text:p text:style-name="P156"><text:span text:style-name="T156_1"><text:s text:c="2"/>//</text:span><text:span text:style-name="T156_2">CC</text:span><text:span text:style-name="T156_3">110</text:span><text:span text:style-name="T156_4">L</text:span><text:span text:style-name="T156_5">.</text:span><text:span text:style-name="T156_6">PATABLE</text:span><text:span text:style-name="T156_7">();</text:span></text:p>
      <text:p text:style-name="P157"><text:span text:style-name="T157_1"><text:s text:c="2"/></text:span><text:span text:style-name="T157_2">CC</text:span><text:span text:style-name="T157_3">110</text:span><text:span text:style-name="T157_4">L</text:span><text:span text:style-name="T157_5">.</text:span><text:span text:style-name="T157_6">SetReceive</text:span><text:span text:style-name="T157_7">();</text:span></text:p>
      <text:p text:style-name="P158"><text:span text:style-name="T158_1">}</text:span></text:p>
      <text:p text:style-name="P159"><text:span text:style-name="T159_1">void</text:span><text:span text:style-name="T159_2"><text:s/></text:span><text:span text:style-name="T159_3">RegConfigPrint</text:span><text:span text:style-name="T159_4">()</text:span></text:p>
      <text:p text:style-name="P160"><text:span text:style-name="T160_1">{</text:span></text:p>
      <text:p text:style-name="P161"><text:span text:style-name="T161_1"><text:s text:c="2"/></text:span><text:span text:style-name="T161_2">for</text:span><text:span text:style-name="T161_3">(</text:span><text:span text:style-name="T161_4">int</text:span><text:span text:style-name="T161_5"><text:s/></text:span><text:span text:style-name="T161_6">i</text:span><text:span text:style-name="T161_7"><text:s/>=<text:s/>0;<text:s/></text:span><text:span text:style-name="T161_8">i</text:span><text:span text:style-name="T161_9">&lt;=50;</text:span><text:span text:style-name="T161_10">i</text:span><text:span text:style-name="T161_11">++)</text:span></text:p>
      <text:p text:style-name="P162"><text:span text:style-name="T162_1">{</text:span></text:p>
      <text:p text:style-name="P163"/>
      <text:p text:style-name="P164"><text:span text:style-name="T164_1"><text:s text:c="2"/></text:span><text:span text:style-name="T164_2">Serial</text:span><text:span text:style-name="T164_3">.</text:span><text:span text:style-name="T164_4">print</text:span><text:span text:style-name="T164_5"><text:s/>("</text:span><text:span text:style-name="T164_6">REG</text:span><text:span text:style-name="T164_7"><text:s/></text:span><text:span text:style-name="T164_8">ADD</text:span><text:span text:style-name="T164_9"><text:s/>:");</text:span></text:p>
      <text:p text:style-name="P165"><text:span text:style-name="T165_1"><text:s text:c="2"/></text:span><text:span text:style-name="T165_2">Serial</text:span><text:span text:style-name="T165_3">.</text:span><text:span text:style-name="T165_4">print</text:span><text:span text:style-name="T165_5"><text:s/>(</text:span><text:span text:style-name="T165_6">i</text:span><text:span text:style-name="T165_7">,</text:span><text:span text:style-name="T165_8">HEX</text:span><text:span text:style-name="T165_9">);</text:span></text:p>
      <text:p text:style-name="P166"><text:span text:style-name="T166_1"><text:s text:c="2"/></text:span><text:span text:style-name="T166_2">Serial</text:span><text:span text:style-name="T166_3">.</text:span><text:span text:style-name="T166_4">print</text:span><text:span text:style-name="T166_5"><text:s/>("<text:s/>");</text:span></text:p>
      <text:p text:style-name="P167"><text:span text:style-name="T167_1"><text:s text:c="2"/></text:span><text:span text:style-name="T167_2">Serial</text:span><text:span text:style-name="T167_3">.</text:span><text:span text:style-name="T167_4">print</text:span><text:span text:style-name="T167_5">("</text:span><text:span text:style-name="T167_6">Value</text:span><text:span text:style-name="T167_7"><text:s/>:<text:s/>");</text:span></text:p>
      <text:p text:style-name="P168"><text:span text:style-name="T168_1"><text:s text:c="2"/></text:span><text:span text:style-name="T168_2">Serial</text:span><text:span text:style-name="T168_3">.</text:span><text:span text:style-name="T168_4">print</text:span><text:span text:style-name="T168_5"><text:s/>(</text:span><text:span text:style-name="T168_6">RegBuffer</text:span><text:span text:style-name="T168_7">[</text:span><text:span text:style-name="T168_8">i</text:span><text:span text:style-name="T168_9">],</text:span><text:span text:style-name="T168_10">HEX</text:span><text:span text:style-name="T168_11">);</text:span></text:p>
      <text:p text:style-name="P169"><text:span text:style-name="T169_1"><text:s text:c="2"/></text:span><text:span text:style-name="T169_2">Serial</text:span><text:span text:style-name="T169_3">.</text:span><text:span text:style-name="T169_4">println</text:span><text:span text:style-name="T169_5">("<text:s/>");</text:span></text:p>
      <text:p text:style-name="P170"/>
      <text:p text:style-name="P171"><text:span text:style-name="T171_1"><text:s text:c="2"/></text:span><text:span text:style-name="T171_2">delay</text:span><text:span text:style-name="T171_3"><text:s/>(1000);<text:s text:c="2"/>//<text:s/>1<text:s/></text:span><text:span text:style-name="T171_4">second</text:span><text:span text:style-name="T171_5"><text:s/></text:span><text:span text:style-name="T171_6">delay</text:span><text:span text:style-name="T171_7"><text:s/></text:span></text:p>
      <text:p text:style-name="P172"/>
      <text:p text:style-name="P173"><text:span text:style-name="T173_1">}</text:span></text:p>
      <text:p text:style-name="P174"><text:span text:style-name="T174_1">}</text:span></text:p>
      <text:p text:style-name="P17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